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3">
      <style:text-properties officeooo:paragraph-rsid="000b944b" fo:background-color="#fff200"/>
    </style:style>
    <style:style style:name="P2" style:family="paragraph" style:parent-style-name="Standard" style:list-style-name="L1"/>
    <style:style style:name="P3" style:family="paragraph" style:parent-style-name="Standard" style:list-style-name="L2">
      <style:text-properties officeooo:rsid="0008e63f" officeooo:paragraph-rsid="0008e63f"/>
    </style:style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3">
      <style:text-properties officeooo:paragraph-rsid="000b5608"/>
    </style:style>
    <style:style style:name="P7" style:family="paragraph" style:parent-style-name="Standard" style:list-style-name="L4"/>
    <style:style style:name="P8" style:family="paragraph" style:parent-style-name="Standard" style:list-style-name="L4">
      <style:text-properties officeooo:rsid="000ce4ad" officeooo:paragraph-rsid="000ce4ad"/>
    </style:style>
    <style:style style:name="P9" style:family="paragraph" style:parent-style-name="Standard">
      <style:text-properties officeooo:rsid="000ce4ad" officeooo:paragraph-rsid="000ce4ad"/>
    </style:style>
    <style:style style:name="T1" style:family="text">
      <style:text-properties officeooo:rsid="0008e63f"/>
    </style:style>
    <style:style style:name="T2" style:family="text">
      <style:text-properties officeooo:rsid="000ae4d4"/>
    </style:style>
    <style:style style:name="T3" style:family="text">
      <style:text-properties officeooo:rsid="000b5608"/>
    </style:style>
    <style:style style:name="T4" style:family="text">
      <style:text-properties fo:background-color="#fff200" loext:char-shading-value="0"/>
    </style:style>
    <style:style style:name="T5" style:family="text">
      <style:text-properties officeooo:rsid="0008e63f" fo:background-color="#fff200" loext:char-shading-value="0"/>
    </style:style>
    <style:style style:name="T6" style:family="text">
      <style:text-properties fo:background-color="transparent" loext:char-shading-value="0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08e63f" fo:background-color="transparent" loext:char-shading-value="0"/>
    </style:style>
    <style:style style:name="T9" style:family="text">
      <style:text-properties officeooo:rsid="0008e63f" fo:background-color="transparent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2">Fronteiras</text:span> <text:span text:style-name="T1">sistêmicas</text:span> e lista de <text:span text:style-name="T1">restrições</text:span> </text:p>
      <text:p text:style-name="Standard"/>
      <text:p text:style-name="Standard"/>
      <text:p text:style-name="Standard"/>
      <text:p text:style-name="Standard">Soluções <text:span text:style-name="T1">sistêmicas</text:span></text:p>
      <text:p text:style-name="Standard"/>
      <text:p text:style-name="Standard">Lista de <text:span text:style-name="T1">restrições</text:span> </text:p>
      <text:list xml:id="list1069126138" text:style-name="L4">
        <text:list-item>
          <text:p text:style-name="P7">* O sistema ser<text:span text:style-name="T2">á</text:span> criado do zero e a <text:span text:style-name="T1">única</text:span> restrição é que utilizar uma rede local, com servidor <text:span text:style-name="T1">próprio</text:span> para banco de dados.</text:p>
        </text:list-item>
      </text:list>
      <text:p text:style-name="P9"/>
      <text:list xml:id="list111504889989561" text:continue-numbering="true" text:style-name="L4">
        <text:list-item>
          <text:p text:style-name="P8">Deve ser feito tudo em windos.</text:p>
        </text:list-item>
      </text:list>
      <text:p text:style-name="Standard"><text:s text:c="3"/></text:p>
      <text:p text:style-name="Standard"/>
      <text:p text:style-name="Standard">5 passos </text:p>
      <text:p text:style-name="Standard"><text:s/>O problema é a falta de armazenamento de dados e controle de tudo na clínica, e a <text:span text:style-name="T2">opção</text:span> é fazer tudo de forma informatizada.</text:p>
      <text:p text:style-name="Standard"><text:s/>Os <text:span text:style-name="T1">únicos</text:span> stakeholders afetados pelo sistema serão as <text:span text:style-name="T1">proprietárias</text:span> e os <text:span text:style-name="T1">funcionários</text:span> da clínica, para os clientes nada <text:span text:style-name="T2">mudará</text:span>.</text:p>
      <text:p text:style-name="Standard"><text:s/>A fronteira da solução é somente não depender de <text:span text:style-name="T1">conexão</text:span> <text:span text:style-name="T2">com </text:span>a internet.</text:p>
      <text:p text:style-name="Standard"><text:s/>Total liberdade para resolver o problema listando todas as opções de controle e armazenamento de dados e serviços da clínica.</text:p>
      <text:p text:style-name="Standard"/>
      <text:p text:style-name="Standard"><text:span text:style-name="T1">Quais</text:span> <text:span text:style-name="T1">características</text:span> <text:span text:style-name="T1">você</text:span> gostaria que o produto tivesse?</text:p>
      <text:list xml:id="list1529447766" text:style-name="L3">
        <text:list-item>
          <text:p text:style-name="P6"><text:span text:style-name="T1">Eficiência</text:span>, clar<text:span text:style-name="T2">eza, </text:span>simpl<text:span text:style-name="T2">icidade e ilustrações</text:span> para os <text:span text:style-name="T1">funcionários</text:span> entenderem. <text:span text:style-name="T1">Ex</text:span> <text:span text:style-name="T1">consultório</text:span> <text:span text:style-name="T1">live.</text:span></text:p>
        </text:list-item>
        <text:list-item>
          <text:p text:style-name="P6"><text:span text:style-name="T1">Conseguir</text:span> mandar <text:span text:style-name="T1">e-mail</text:span> p<text:span text:style-name="T3">ara</text:span> clientes com data de <text:span text:style-name="T1">vacina</text:span> e consultas.</text:p>
        </text:list-item>
        <text:list-item>
          <text:p text:style-name="P5">Controle de todas <text:span text:style-name="T3">as</text:span> <text:span text:style-name="T1">operações</text:span> da <text:span text:style-name="T1">clínica: </text:span>clientes, <text:span text:style-name="T1">funcionários</text:span>, banho e tosa, <text:span text:style-name="T7">consultas, dentro das consultas e importante ter um acompanhamento do atendimento e </text:span><text:span text:style-name="T9">retorno. </text:span></text:p>
        </text:list-item>
        <text:list-item>
          <text:p text:style-name="P1"><text:span text:style-name="T8">Estoque</text:span><text:span text:style-name="T6"> de </text:span><text:span text:style-name="T8">remédios</text:span><text:span text:style-name="T6"> e controle de todas </text:span><text:span text:style-name="T8">operações</text:span><text:span text:style-name="T6"> financeiras.</text:span></text:p>
        </text:list-item>
      </text:list>
      <text:p text:style-name="Standard"/>
      <text:p text:style-name="Standard"><text:span text:style-name="T1">Quais</text:span> serviços <text:span text:style-name="T1">você</text:span> gostaria que o produto fornecesse?</text:p>
      <text:list xml:id="list97284921" text:style-name="L1">
        <text:list-item>
          <text:p text:style-name="P2"><text:s/><text:span text:style-name="T3">A</text:span>rmazenamento de dados </text:p>
        </text:list-item>
        <text:list-item>
          <text:p text:style-name="P2"><text:s/><text:span text:style-name="T3">C</text:span>ontrole de <text:span text:style-name="T1">operações</text:span> </text:p>
        </text:list-item>
        <text:list-item>
          <text:p text:style-name="P2"><text:s/><text:span text:style-name="T3">A</text:span>gendamento de clientes</text:p>
        </text:list-item>
        <text:list-item>
          <text:p text:style-name="P2"><text:s/><text:span text:style-name="T3">C</text:span>ontrole de estoque</text:p>
        </text:list-item>
        <text:list-item>
          <text:p text:style-name="P2"><text:s/><text:span text:style-name="T3">C</text:span>hat direto entre <text:span text:style-name="T1">médico</text:span> e cliente </text:p>
        </text:list-item>
      </text:list>
      <text:p text:style-name="Standard"/>
      <text:p text:style-name="Standard"><text:span text:style-name="T1">Que</text:span> <text:span text:style-name="T1">informações</text:span> <text:span text:style-name="T1">você</text:span> gostaria que o produto mantivesse?</text:p>
      <text:list xml:id="list806640460" text:style-name="L2">
        <text:list-item>
          <text:p text:style-name="P4"><text:span text:style-name="T5">O</text:span><text:span text:style-name="T4"> produto é novo.</text:span></text:p>
        </text:list-item>
        <text:list-item>
          <text:p text:style-name="P4"><text:span text:style-name="T1">Banco de dados de clientes.</text:span></text:p>
        </text:list-item>
        <text:list-item>
          <text:p text:style-name="P4"><text:span text:style-name="T1">Banco de dados de relatório de atendimentos e retorno de pacientes para gerar uma solução de problemas futuros de acordo com atendimentos passados </text:span></text:p>
        </text:list-item>
        <text:list-item>
          <text:p text:style-name="P3">Gerar uma inteligência artificial q<text:span text:style-name="T3">ue</text:span> responda perguntas mais comuns, e atenda pacientes com o mesmo diagnostic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8T08:56:16.580000000</meta:creation-date>
    <dc:date>2018-05-08T11:15:04.228000000</dc:date>
    <meta:editing-duration>PT14M20S</meta:editing-duration>
    <meta:editing-cycles>3</meta:editing-cycles>
    <meta:generator>LibreOffice/6.0.3.2$Windows_X86_64 LibreOffice_project/8f48d515416608e3a835360314dac7e47fd0b821</meta:generator>
    <meta:document-statistic meta:table-count="0" meta:image-count="0" meta:object-count="0" meta:page-count="1" meta:paragraph-count="27" meta:word-count="281" meta:character-count="1720" meta:non-whitespace-character-count="1460"/>
  </office:meta>
</office:document-meta>
</file>